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0" table:default-cell-style-name="ce1"/>
        <table:table-column table:style-name="co9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table:style-name="ce1"/>
          <table:table-cell office:value-type="string" table:style-name="ce2">
            <text:p>16, 682, Train</text:p>
          </table:table-cell>
          <table:table-cell office:value-type="string" table:style-name="ce2">
            <text:p>16, 682, Val</text:p>
          </table:table-cell>
          <table:table-cell office:value-type="string" table:style-name="ce2">
            <text:p>16, 682, Test</text:p>
          </table:table-cell>
          <table:table-cell office:value-type="string" table:style-name="ce2">
            <text:p>16, 1364, Train</text:p>
          </table:table-cell>
          <table:table-cell office:value-type="string" table:style-name="ce2">
            <text:p>16, 1364, Val</text:p>
          </table:table-cell>
          <table:table-cell office:value-type="string" table:style-name="ce2">
            <text:p>16, 1364, Test</text:p>
          </table:table-cell>
          <table:table-cell office:value-type="string" table:style-name="ce2">
            <text:p>16, 6820, Train</text:p>
          </table:table-cell>
          <table:table-cell office:value-type="string" table:style-name="ce2">
            <text:p>16, 6820, Val</text:p>
          </table:table-cell>
          <table:table-cell office:value-type="string" table:style-name="ce2">
            <text:p>16, 6820, Test</text:p>
          </table:table-cell>
          <table:table-cell office:value-type="string" table:style-name="ce2">
            <text:p>16, 9548, Train</text:p>
          </table:table-cell>
          <table:table-cell office:value-type="string" table:style-name="ce2">
            <text:p>16, 9548, Val</text:p>
          </table:table-cell>
          <table:table-cell office:value-type="string" table:style-name="ce2">
            <text:p>16, 9548, Test</text:p>
          </table:table-cell>
          <table:table-cell table:number-columns-repeated="16370" table:style-name="ce2"/>
        </table:table-row>
        <table:table-row table:style-name="ro1">
          <table:table-cell/>
          <table:table-cell office:value-type="string" table:style-name="ce1">
            <text:p>'---'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asp</text:p>
          </table:table-cell>
          <table:table-cell office:value-type="float" office:value="78110457" table:style-name="ce1">
            <text:p>78110457</text:p>
          </table:table-cell>
          <table:table-cell office:value-type="float" office:value="8983198" table:style-name="ce1">
            <text:p>8983198</text:p>
          </table:table-cell>
          <table:table-cell office:value-type="float" office:value="8817107" table:style-name="ce1">
            <text:p>8817107</text:p>
          </table:table-cell>
          <table:table-cell office:value-type="float" office:value="197955037" table:style-name="ce1">
            <text:p>197955037</text:p>
          </table:table-cell>
          <table:table-cell office:value-type="float" office:value="22014142" table:style-name="ce1">
            <text:p>22014142</text:p>
          </table:table-cell>
          <table:table-cell office:value-type="float" office:value="26423574" table:style-name="ce1">
            <text:p>26423574</text:p>
          </table:table-cell>
          <table:table-cell office:value-type="float" office:value="101528793" table:style-name="ce1">
            <text:p>101528793</text:p>
          </table:table-cell>
          <table:table-cell office:value-type="float" office:value="13368471" table:style-name="ce1">
            <text:p>13368471</text:p>
          </table:table-cell>
          <table:table-cell office:value-type="float" office:value="12441623" table:style-name="ce1">
            <text:p>12441623</text:p>
          </table:table-cell>
          <table:table-cell office:value-type="float" office:value="123112690" table:style-name="ce1">
            <text:p>123112690</text:p>
          </table:table-cell>
          <table:table-cell office:value-type="float" office:value="15545934" table:style-name="ce1">
            <text:p>15545934</text:p>
          </table:table-cell>
          <table:table-cell office:value-type="float" office:value="15398507" table:style-name="ce1">
            <text:p>1539850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h</text:p>
          </table:table-cell>
          <table:table-cell office:value-type="float" office:value="16598725" table:style-name="ce1">
            <text:p>16598725</text:p>
          </table:table-cell>
          <table:table-cell office:value-type="float" office:value="2304453" table:style-name="ce1">
            <text:p>2304453</text:p>
          </table:table-cell>
          <table:table-cell office:value-type="float" office:value="2593902" table:style-name="ce1">
            <text:p>2593902</text:p>
          </table:table-cell>
          <table:table-cell office:value-type="float" office:value="44668840" table:style-name="ce1">
            <text:p>44668840</text:p>
          </table:table-cell>
          <table:table-cell office:value-type="float" office:value="5566385" table:style-name="ce1">
            <text:p>5566385</text:p>
          </table:table-cell>
          <table:table-cell office:value-type="float" office:value="5006180" table:style-name="ce1">
            <text:p>5006180</text:p>
          </table:table-cell>
          <table:table-cell office:value-type="float" office:value="20999677" table:style-name="ce1">
            <text:p>20999677</text:p>
          </table:table-cell>
          <table:table-cell office:value-type="float" office:value="2753672" table:style-name="ce1">
            <text:p>2753672</text:p>
          </table:table-cell>
          <table:table-cell office:value-type="float" office:value="2592366" table:style-name="ce1">
            <text:p>2592366</text:p>
          </table:table-cell>
          <table:table-cell office:value-type="float" office:value="25228121" table:style-name="ce1">
            <text:p>25228121</text:p>
          </table:table-cell>
          <table:table-cell office:value-type="float" office:value="3057689" table:style-name="ce1">
            <text:p>3057689</text:p>
          </table:table-cell>
          <table:table-cell office:value-type="float" office:value="3339026" table:style-name="ce1">
            <text:p>333902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l</text:p>
          </table:table-cell>
          <table:table-cell office:value-type="float" office:value="21083479" table:style-name="ce1">
            <text:p>21083479</text:p>
          </table:table-cell>
          <table:table-cell office:value-type="float" office:value="3113248" table:style-name="ce1">
            <text:p>3113248</text:p>
          </table:table-cell>
          <table:table-cell office:value-type="float" office:value="2795067" table:style-name="ce1">
            <text:p>2795067</text:p>
          </table:table-cell>
          <table:table-cell office:value-type="float" office:value="58603942" table:style-name="ce1">
            <text:p>58603942</text:p>
          </table:table-cell>
          <table:table-cell office:value-type="float" office:value="8135584" table:style-name="ce1">
            <text:p>8135584</text:p>
          </table:table-cell>
          <table:table-cell office:value-type="float" office:value="5044596" table:style-name="ce1">
            <text:p>5044596</text:p>
          </table:table-cell>
          <table:table-cell office:value-type="float" office:value="26223147" table:style-name="ce1">
            <text:p>26223147</text:p>
          </table:table-cell>
          <table:table-cell office:value-type="float" office:value="3288155" table:style-name="ce1">
            <text:p>3288155</text:p>
          </table:table-cell>
          <table:table-cell office:value-type="float" office:value="3700086" table:style-name="ce1">
            <text:p>3700086</text:p>
          </table:table-cell>
          <table:table-cell office:value-type="float" office:value="32456661" table:style-name="ce1">
            <text:p>32456661</text:p>
          </table:table-cell>
          <table:table-cell office:value-type="float" office:value="4071078" table:style-name="ce1">
            <text:p>4071078</text:p>
          </table:table-cell>
          <table:table-cell office:value-type="float" office:value="3963777" table:style-name="ce1">
            <text:p>396377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mdd</text:p>
          </table:table-cell>
          <table:table-cell office:value-type="float" office:value="16076200" table:style-name="ce1">
            <text:p>16076200</text:p>
          </table:table-cell>
          <table:table-cell office:value-type="float" office:value="2630118" table:style-name="ce1">
            <text:p>2630118</text:p>
          </table:table-cell>
          <table:table-cell office:value-type="float" office:value="1584596" table:style-name="ce1">
            <text:p>1584596</text:p>
          </table:table-cell>
          <table:table-cell office:value-type="float" office:value="39604013" table:style-name="ce1">
            <text:p>39604013</text:p>
          </table:table-cell>
          <table:table-cell office:value-type="float" office:value="6344149" table:style-name="ce1">
            <text:p>6344149</text:p>
          </table:table-cell>
          <table:table-cell office:value-type="float" office:value="4620136" table:style-name="ce1">
            <text:p>4620136</text:p>
          </table:table-cell>
          <table:table-cell office:value-type="float" office:value="19165647" table:style-name="ce1">
            <text:p>19165647</text:p>
          </table:table-cell>
          <table:table-cell office:value-type="float" office:value="2478724" table:style-name="ce1">
            <text:p>2478724</text:p>
          </table:table-cell>
          <table:table-cell office:value-type="float" office:value="2587626" table:style-name="ce1">
            <text:p>2587626</text:p>
          </table:table-cell>
          <table:table-cell office:value-type="float" office:value="23994448" table:style-name="ce1">
            <text:p>23994448</text:p>
          </table:table-cell>
          <table:table-cell office:value-type="float" office:value="2809680" table:style-name="ce1">
            <text:p>2809680</text:p>
          </table:table-cell>
          <table:table-cell office:value-type="float" office:value="2719851" table:style-name="ce1">
            <text:p>2719851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ad</text:p>
          </table:table-cell>
          <table:table-cell office:value-type="float" office:value="12226341" table:style-name="ce1">
            <text:p>12226341</text:p>
          </table:table-cell>
          <table:table-cell office:value-type="float" office:value="1754671" table:style-name="ce1">
            <text:p>1754671</text:p>
          </table:table-cell>
          <table:table-cell office:value-type="float" office:value="1401908" table:style-name="ce1">
            <text:p>1401908</text:p>
          </table:table-cell>
          <table:table-cell office:value-type="float" office:value="32684287" table:style-name="ce1">
            <text:p>32684287</text:p>
          </table:table-cell>
          <table:table-cell office:value-type="float" office:value="4229823" table:style-name="ce1">
            <text:p>4229823</text:p>
          </table:table-cell>
          <table:table-cell office:value-type="float" office:value="3473204" table:style-name="ce1">
            <text:p>3473204</text:p>
          </table:table-cell>
          <table:table-cell office:value-type="float" office:value="13623007" table:style-name="ce1">
            <text:p>13623007</text:p>
          </table:table-cell>
          <table:table-cell office:value-type="float" office:value="1508200" table:style-name="ce1">
            <text:p>1508200</text:p>
          </table:table-cell>
          <table:table-cell office:value-type="float" office:value="1840134" table:style-name="ce1">
            <text:p>1840134</text:p>
          </table:table-cell>
          <table:table-cell office:value-type="float" office:value="16950043" table:style-name="ce1">
            <text:p>16950043</text:p>
          </table:table-cell>
          <table:table-cell office:value-type="float" office:value="2122485" table:style-name="ce1">
            <text:p>2122485</text:p>
          </table:table-cell>
          <table:table-cell office:value-type="float" office:value="1991507" table:style-name="ce1">
            <text:p>199150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wat</text:p>
          </table:table-cell>
          <table:table-cell office:value-type="float" office:value="4063936" table:style-name="ce1">
            <text:p>4063936</text:p>
          </table:table-cell>
          <table:table-cell office:value-type="float" office:value="588112" table:style-name="ce1">
            <text:p>588112</text:p>
          </table:table-cell>
          <table:table-cell office:value-type="float" office:value="250348" table:style-name="ce1">
            <text:p>250348</text:p>
          </table:table-cell>
          <table:table-cell office:value-type="float" office:value="9965903" table:style-name="ce1">
            <text:p>9965903</text:p>
          </table:table-cell>
          <table:table-cell office:value-type="float" office:value="1393867" table:style-name="ce1">
            <text:p>1393867</text:p>
          </table:table-cell>
          <table:table-cell office:value-type="float" office:value="830830" table:style-name="ce1">
            <text:p>830830</text:p>
          </table:table-cell>
          <table:table-cell office:value-type="float" office:value="5542740" table:style-name="ce1">
            <text:p>5542740</text:p>
          </table:table-cell>
          <table:table-cell office:value-type="float" office:value="947311" table:style-name="ce1">
            <text:p>947311</text:p>
          </table:table-cell>
          <table:table-cell office:value-type="float" office:value="758934" table:style-name="ce1">
            <text:p>758934</text:p>
          </table:table-cell>
          <table:table-cell office:value-type="float" office:value="6806205" table:style-name="ce1">
            <text:p>6806205</text:p>
          </table:table-cell>
          <table:table-cell office:value-type="float" office:value="1036374" table:style-name="ce1">
            <text:p>1036374</text:p>
          </table:table-cell>
          <table:table-cell office:value-type="float" office:value="900503" table:style-name="ce1">
            <text:p>9005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a</text:p>
          </table:table-cell>
          <table:table-cell office:value-type="float" office:value="6147991" table:style-name="ce1">
            <text:p>6147991</text:p>
          </table:table-cell>
          <table:table-cell office:value-type="float" office:value="550509" table:style-name="ce1">
            <text:p>550509</text:p>
          </table:table-cell>
          <table:table-cell office:value-type="float" office:value="679758" table:style-name="ce1">
            <text:p>679758</text:p>
          </table:table-cell>
          <table:table-cell office:value-type="float" office:value="14867579" table:style-name="ce1">
            <text:p>14867579</text:p>
          </table:table-cell>
          <table:table-cell office:value-type="float" office:value="995573" table:style-name="ce1">
            <text:p>995573</text:p>
          </table:table-cell>
          <table:table-cell office:value-type="float" office:value="2510906" table:style-name="ce1">
            <text:p>2510906</text:p>
          </table:table-cell>
          <table:table-cell office:value-type="float" office:value="5042943" table:style-name="ce1">
            <text:p>5042943</text:p>
          </table:table-cell>
          <table:table-cell office:value-type="float" office:value="645903" table:style-name="ce1">
            <text:p>645903</text:p>
          </table:table-cell>
          <table:table-cell office:value-type="float" office:value="456579" table:style-name="ce1">
            <text:p>456579</text:p>
          </table:table-cell>
          <table:table-cell office:value-type="float" office:value="6646445" table:style-name="ce1">
            <text:p>6646445</text:p>
          </table:table-cell>
          <table:table-cell office:value-type="float" office:value="889787" table:style-name="ce1">
            <text:p>889787</text:p>
          </table:table-cell>
          <table:table-cell office:value-type="float" office:value="726150" table:style-name="ce1">
            <text:p>72615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no</text:p>
          </table:table-cell>
          <table:table-cell office:value-type="float" office:value="5003702" table:style-name="ce1">
            <text:p>5003702</text:p>
          </table:table-cell>
          <table:table-cell office:value-type="float" office:value="411392" table:style-name="ce1">
            <text:p>411392</text:p>
          </table:table-cell>
          <table:table-cell office:value-type="float" office:value="699700" table:style-name="ce1">
            <text:p>699700</text:p>
          </table:table-cell>
          <table:table-cell office:value-type="float" office:value="13896554" table:style-name="ce1">
            <text:p>13896554</text:p>
          </table:table-cell>
          <table:table-cell office:value-type="float" office:value="1767557" table:style-name="ce1">
            <text:p>1767557</text:p>
          </table:table-cell>
          <table:table-cell office:value-type="float" office:value="1791414" table:style-name="ce1">
            <text:p>1791414</text:p>
          </table:table-cell>
          <table:table-cell office:value-type="float" office:value="4975581" table:style-name="ce1">
            <text:p>4975581</text:p>
          </table:table-cell>
          <table:table-cell office:value-type="float" office:value="661141" table:style-name="ce1">
            <text:p>661141</text:p>
          </table:table-cell>
          <table:table-cell office:value-type="float" office:value="631313" table:style-name="ce1">
            <text:p>631313</text:p>
          </table:table-cell>
          <table:table-cell office:value-type="float" office:value="6418261" table:style-name="ce1">
            <text:p>6418261</text:p>
          </table:table-cell>
          <table:table-cell office:value-type="float" office:value="802794" table:style-name="ce1">
            <text:p>802794</text:p>
          </table:table-cell>
          <table:table-cell office:value-type="float" office:value="792812" table:style-name="ce1">
            <text:p>7928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'---NON---'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n</text:p>
          </table:table-cell>
          <table:table-cell office:value-type="float" office:value="27749248" table:style-name="ce1">
            <text:p>27749248</text:p>
          </table:table-cell>
          <table:table-cell office:value-type="float" office:value="2915697" table:style-name="ce1">
            <text:p>2915697</text:p>
          </table:table-cell>
          <table:table-cell office:value-type="float" office:value="3759251" table:style-name="ce1">
            <text:p>3759251</text:p>
          </table:table-cell>
          <table:table-cell office:value-type="float" office:value="65069564" table:style-name="ce1">
            <text:p>65069564</text:p>
          </table:table-cell>
          <table:table-cell office:value-type="float" office:value="9153404" table:style-name="ce1">
            <text:p>9153404</text:p>
          </table:table-cell>
          <table:table-cell office:value-type="float" office:value="8815847" table:style-name="ce1">
            <text:p>8815847</text:p>
          </table:table-cell>
          <table:table-cell office:value-type="float" office:value="21842013" table:style-name="ce1">
            <text:p>21842013</text:p>
          </table:table-cell>
          <table:table-cell office:value-type="float" office:value="2967018" table:style-name="ce1">
            <text:p>2967018</text:p>
          </table:table-cell>
          <table:table-cell office:value-type="float" office:value="2637734" table:style-name="ce1">
            <text:p>2637734</text:p>
          </table:table-cell>
          <table:table-cell office:value-type="float" office:value="29774192" table:style-name="ce1">
            <text:p>29774192</text:p>
          </table:table-cell>
          <table:table-cell office:value-type="float" office:value="3678581" table:style-name="ce1">
            <text:p>3678581</text:p>
          </table:table-cell>
          <table:table-cell office:value-type="float" office:value="4120885" table:style-name="ce1">
            <text:p>412088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mdn</text:p>
          </table:table-cell>
          <table:table-cell office:value-type="float" office:value="3907536" table:style-name="ce1">
            <text:p>3907536</text:p>
          </table:table-cell>
          <table:table-cell office:value-type="float" office:value="778284" table:style-name="ce1">
            <text:p>778284</text:p>
          </table:table-cell>
          <table:table-cell office:value-type="float" office:value="884980" table:style-name="ce1">
            <text:p>884980</text:p>
          </table:table-cell>
          <table:table-cell office:value-type="float" office:value="10883498" table:style-name="ce1">
            <text:p>10883498</text:p>
          </table:table-cell>
          <table:table-cell office:value-type="float" office:value="1620356" table:style-name="ce1">
            <text:p>1620356</text:p>
          </table:table-cell>
          <table:table-cell office:value-type="float" office:value="1296282" table:style-name="ce1">
            <text:p>1296282</text:p>
          </table:table-cell>
          <table:table-cell office:value-type="float" office:value="3723021" table:style-name="ce1">
            <text:p>3723021</text:p>
          </table:table-cell>
          <table:table-cell office:value-type="float" office:value="360834" table:style-name="ce1">
            <text:p>360834</text:p>
          </table:table-cell>
          <table:table-cell office:value-type="float" office:value="503482" table:style-name="ce1">
            <text:p>503482</text:p>
          </table:table-cell>
          <table:table-cell office:value-type="float" office:value="4941878" table:style-name="ce1">
            <text:p>4941878</text:p>
          </table:table-cell>
          <table:table-cell office:value-type="float" office:value="768284" table:style-name="ce1">
            <text:p>768284</text:p>
          </table:table-cell>
          <table:table-cell office:value-type="float" office:value="435238" table:style-name="ce1">
            <text:p>43523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an</text:p>
          </table:table-cell>
          <table:table-cell office:value-type="float" office:value="2122185" table:style-name="ce1">
            <text:p>2122185</text:p>
          </table:table-cell>
          <table:table-cell office:value-type="float" office:value="335084" table:style-name="ce1">
            <text:p>335084</text:p>
          </table:table-cell>
          <table:table-cell office:value-type="float" office:value="350055" table:style-name="ce1">
            <text:p>350055</text:p>
          </table:table-cell>
          <table:table-cell office:value-type="float" office:value="4600486" table:style-name="ce1">
            <text:p>4600486</text:p>
          </table:table-cell>
          <table:table-cell office:value-type="float" office:value="673318" table:style-name="ce1">
            <text:p>673318</text:p>
          </table:table-cell>
          <table:table-cell office:value-type="float" office:value="566682" table:style-name="ce1">
            <text:p>566682</text:p>
          </table:table-cell>
          <table:table-cell office:value-type="float" office:value="1117580" table:style-name="ce1">
            <text:p>1117580</text:p>
          </table:table-cell>
          <table:table-cell office:value-type="float" office:value="191744" table:style-name="ce1">
            <text:p>191744</text:p>
          </table:table-cell>
          <table:table-cell office:value-type="float" office:value="102422" table:style-name="ce1">
            <text:p>102422</text:p>
          </table:table-cell>
          <table:table-cell office:value-type="float" office:value="1791467" table:style-name="ce1">
            <text:p>1791467</text:p>
          </table:table-cell>
          <table:table-cell office:value-type="float" office:value="284141" table:style-name="ce1">
            <text:p>284141</text:p>
          </table:table-cell>
          <table:table-cell office:value-type="float" office:value="160763" table:style-name="ce1">
            <text:p>16076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kk</text:p>
          </table:table-cell>
          <table:table-cell office:value-type="float" office:value="102834997" table:style-name="ce1">
            <text:p>102834997</text:p>
          </table:table-cell>
          <table:table-cell office:value-type="float" office:value="12399556" table:style-name="ce1">
            <text:p>12399556</text:p>
          </table:table-cell>
          <table:table-cell office:value-type="float" office:value="12412791" table:style-name="ce1">
            <text:p>12412791</text:p>
          </table:table-cell>
          <table:table-cell office:value-type="float" office:value="254792098" table:style-name="ce1">
            <text:p>254792098</text:p>
          </table:table-cell>
          <table:table-cell office:value-type="float" office:value="32359832" table:style-name="ce1">
            <text:p>32359832</text:p>
          </table:table-cell>
          <table:table-cell office:value-type="float" office:value="30795914" table:style-name="ce1">
            <text:p>30795914</text:p>
          </table:table-cell>
          <table:table-cell office:value-type="float" office:value="30234872" table:style-name="ce1">
            <text:p>30234872</text:p>
          </table:table-cell>
          <table:table-cell office:value-type="float" office:value="3539600" table:style-name="ce1">
            <text:p>3539600</text:p>
          </table:table-cell>
          <table:table-cell office:value-type="float" office:value="3363171" table:style-name="ce1">
            <text:p>3363171</text:p>
          </table:table-cell>
          <table:table-cell office:value-type="float" office:value="63013886" table:style-name="ce1">
            <text:p>63013886</text:p>
          </table:table-cell>
          <table:table-cell office:value-type="float" office:value="8006209" table:style-name="ce1">
            <text:p>8006209</text:p>
          </table:table-cell>
          <table:table-cell office:value-type="float" office:value="8146568" table:style-name="ce1">
            <text:p>814656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veg</text:p>
          </table:table-cell>
          <table:table-cell office:value-type="float" office:value="52673521" table:style-name="ce1">
            <text:p>52673521</text:p>
          </table:table-cell>
          <table:table-cell office:value-type="float" office:value="6165249" table:style-name="ce1">
            <text:p>6165249</text:p>
          </table:table-cell>
          <table:table-cell office:value-type="float" office:value="6468740" table:style-name="ce1">
            <text:p>6468740</text:p>
          </table:table-cell>
          <table:table-cell office:value-type="float" office:value="110468335" table:style-name="ce1">
            <text:p>110468335</text:p>
          </table:table-cell>
          <table:table-cell office:value-type="float" office:value="13636037" table:style-name="ce1">
            <text:p>13636037</text:p>
          </table:table-cell>
          <table:table-cell office:value-type="float" office:value="15028438" table:style-name="ce1">
            <text:p>15028438</text:p>
          </table:table-cell>
          <table:table-cell office:value-type="float" office:value="18413759" table:style-name="ce1">
            <text:p>18413759</text:p>
          </table:table-cell>
          <table:table-cell office:value-type="float" office:value="2119210" table:style-name="ce1">
            <text:p>2119210</text:p>
          </table:table-cell>
          <table:table-cell office:value-type="float" office:value="2353638" table:style-name="ce1">
            <text:p>2353638</text:p>
          </table:table-cell>
          <table:table-cell office:value-type="float" office:value="33410268" table:style-name="ce1">
            <text:p>33410268</text:p>
          </table:table-cell>
          <table:table-cell office:value-type="float" office:value="3779510" table:style-name="ce1">
            <text:p>3779510</text:p>
          </table:table-cell>
          <table:table-cell office:value-type="float" office:value="4353493" table:style-name="ce1">
            <text:p>435349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n</text:p>
          </table:table-cell>
          <table:table-cell office:value-type="float" office:value="27749248" table:style-name="ce1">
            <text:p>27749248</text:p>
          </table:table-cell>
          <table:table-cell office:value-type="float" office:value="2915697" table:style-name="ce1">
            <text:p>2915697</text:p>
          </table:table-cell>
          <table:table-cell office:value-type="float" office:value="3759251" table:style-name="ce1">
            <text:p>3759251</text:p>
          </table:table-cell>
          <table:table-cell office:value-type="float" office:value="65069564" table:style-name="ce1">
            <text:p>65069564</text:p>
          </table:table-cell>
          <table:table-cell office:value-type="float" office:value="9153404" table:style-name="ce1">
            <text:p>9153404</text:p>
          </table:table-cell>
          <table:table-cell office:value-type="float" office:value="8815847" table:style-name="ce1">
            <text:p>8815847</text:p>
          </table:table-cell>
          <table:table-cell office:value-type="float" office:value="21842013" table:style-name="ce1">
            <text:p>21842013</text:p>
          </table:table-cell>
          <table:table-cell office:value-type="float" office:value="2967018" table:style-name="ce1">
            <text:p>2967018</text:p>
          </table:table-cell>
          <table:table-cell office:value-type="float" office:value="2637734" table:style-name="ce1">
            <text:p>2637734</text:p>
          </table:table-cell>
          <table:table-cell office:value-type="float" office:value="29774192" table:style-name="ce1">
            <text:p>29774192</text:p>
          </table:table-cell>
          <table:table-cell office:value-type="float" office:value="3678581" table:style-name="ce1">
            <text:p>3678581</text:p>
          </table:table-cell>
          <table:table-cell office:value-type="float" office:value="4120885" table:style-name="ce1">
            <text:p>412088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nn</text:p>
          </table:table-cell>
          <table:table-cell office:value-type="float" office:value="5175710" table:style-name="ce1">
            <text:p>5175710</text:p>
          </table:table-cell>
          <table:table-cell office:value-type="float" office:value="411288" table:style-name="ce1">
            <text:p>411288</text:p>
          </table:table-cell>
          <table:table-cell office:value-type="float" office:value="605370" table:style-name="ce1">
            <text:p>605370</text:p>
          </table:table-cell>
          <table:table-cell office:value-type="float" office:value="12417482" table:style-name="ce1">
            <text:p>12417482</text:p>
          </table:table-cell>
          <table:table-cell office:value-type="float" office:value="1504508" table:style-name="ce1">
            <text:p>1504508</text:p>
          </table:table-cell>
          <table:table-cell office:value-type="float" office:value="1581841" table:style-name="ce1">
            <text:p>1581841</text:p>
          </table:table-cell>
          <table:table-cell office:value-type="float" office:value="4629126" table:style-name="ce1">
            <text:p>4629126</text:p>
          </table:table-cell>
          <table:table-cell office:value-type="float" office:value="449214" table:style-name="ce1">
            <text:p>449214</text:p>
          </table:table-cell>
          <table:table-cell office:value-type="float" office:value="647710" table:style-name="ce1">
            <text:p>647710</text:p>
          </table:table-cell>
          <table:table-cell office:value-type="float" office:value="6009399" table:style-name="ce1">
            <text:p>6009399</text:p>
          </table:table-cell>
          <table:table-cell office:value-type="float" office:value="772383" table:style-name="ce1">
            <text:p>772383</text:p>
          </table:table-cell>
          <table:table-cell office:value-type="float" office:value="616136" table:style-name="ce1">
            <text:p>61613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'---BKK---'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bkk</text:p>
          </table:table-cell>
          <table:table-cell office:value-type="float" office:value="401016372" table:style-name="ce1">
            <text:p>401016372</text:p>
          </table:table-cell>
          <table:table-cell office:value-type="float" office:value="50662341" table:style-name="ce1">
            <text:p>50662341</text:p>
          </table:table-cell>
          <table:table-cell office:value-type="float" office:value="50699627" table:style-name="ce1">
            <text:p>50699627</text:p>
          </table:table-cell>
          <table:table-cell office:value-type="float" office:value="629467456" table:style-name="ce1">
            <text:p>629467456</text:p>
          </table:table-cell>
          <table:table-cell office:value-type="float" office:value="77357769" table:style-name="ce1">
            <text:p>77357769</text:p>
          </table:table-cell>
          <table:table-cell office:value-type="float" office:value="79178886" table:style-name="ce1">
            <text:p>79178886</text:p>
          </table:table-cell>
          <table:table-cell office:value-type="float" office:value="77779431" table:style-name="ce1">
            <text:p>77779431</text:p>
          </table:table-cell>
          <table:table-cell office:value-type="float" office:value="9096537" table:style-name="ce1">
            <text:p>9096537</text:p>
          </table:table-cell>
          <table:table-cell office:value-type="float" office:value="9722303" table:style-name="ce1">
            <text:p>9722303</text:p>
          </table:table-cell>
          <table:table-cell office:value-type="float" office:value="116160477" table:style-name="ce1">
            <text:p>116160477</text:p>
          </table:table-cell>
          <table:table-cell office:value-type="float" office:value="14451009" table:style-name="ce1">
            <text:p>14451009</text:p>
          </table:table-cell>
          <table:table-cell office:value-type="float" office:value="14439307" table:style-name="ce1">
            <text:p>1443930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b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35726" table:style-name="ce1">
            <text:p>9635726</text:p>
          </table:table-cell>
          <table:table-cell office:value-type="float" office:value="1254096" table:style-name="ce1">
            <text:p>1254096</text:p>
          </table:table-cell>
          <table:table-cell office:value-type="float" office:value="1041670" table:style-name="ce1">
            <text:p>1041670</text:p>
          </table:table-cell>
          <table:table-cell office:value-type="float" office:value="2723079" table:style-name="ce1">
            <text:p>2723079</text:p>
          </table:table-cell>
          <table:table-cell office:value-type="float" office:value="319818" table:style-name="ce1">
            <text:p>319818</text:p>
          </table:table-cell>
          <table:table-cell office:value-type="float" office:value="356431" table:style-name="ce1">
            <text:p>356431</text:p>
          </table:table-cell>
          <table:table-cell office:value-type="float" office:value="3849527" table:style-name="ce1">
            <text:p>3849527</text:p>
          </table:table-cell>
          <table:table-cell office:value-type="float" office:value="510942" table:style-name="ce1">
            <text:p>510942</text:p>
          </table:table-cell>
          <table:table-cell office:value-type="float" office:value="482357" table:style-name="ce1">
            <text:p>48235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'---'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782539648" table:formula="of:=SUM([.C5:.C23])" table:style-name="ce1">
            <text:p>782539648</text:p>
          </table:table-cell>
          <table:table-cell office:value-type="float" office:value="96918897" table:formula="of:=SUM([.D5:.D23])" table:style-name="ce1">
            <text:p>96918897</text:p>
          </table:table-cell>
          <table:table-cell office:value-type="float" office:value="97762451" table:formula="of:=SUM([.E5:.E23])" table:style-name="ce1">
            <text:p>97762451</text:p>
          </table:table-cell>
          <table:table-cell office:value-type="float" office:value="1574650364" table:formula="of:=SUM([.F5:.F23])" table:style-name="ce1">
            <text:p>1574650364</text:p>
          </table:table-cell>
          <table:table-cell office:value-type="float" office:value="197159804" table:formula="of:=SUM([.G5:.G23])" table:style-name="ce1">
            <text:p>197159804</text:p>
          </table:table-cell>
          <table:table-cell office:value-type="float" office:value="196822247" table:formula="of:=SUM([.H5:.H23])" table:style-name="ce1">
            <text:p>196822247</text:p>
          </table:table-cell>
          <table:table-cell office:value-type="float" office:value="379406429" table:formula="of:=SUM([.I5:.I23])" table:style-name="ce1">
            <text:p>379406429</text:p>
          </table:table-cell>
          <table:table-cell office:value-type="float" office:value="47662570" table:formula="of:=SUM([.J5:.J23])" table:style-name="ce1">
            <text:p>47662570</text:p>
          </table:table-cell>
          <table:table-cell office:value-type="float" office:value="47333286" table:formula="of:=SUM([.K5:.K23])" table:style-name="ce1">
            <text:p>47333286</text:p>
          </table:table-cell>
          <table:table-cell office:value-type="float" office:value="530338160" table:formula="of:=SUM([.L5:.L23])" table:style-name="ce1">
            <text:p>530338160</text:p>
          </table:table-cell>
          <table:table-cell office:value-type="float" office:value="66265461" table:formula="of:=SUM([.M5:.M23])" table:style-name="ce1">
            <text:p>66265461</text:p>
          </table:table-cell>
          <table:table-cell office:value-type="float" office:value="66707765" table:formula="of:=SUM([.N5:.N23])" table:style-name="ce1">
            <text:p>66707765</text:p>
          </table:table-cell>
          <table:table-cell table:number-columns-repeated="1637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'---'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asp</text:p>
          </table:table-cell>
          <table:table-cell office:value-type="float" office:value="78110457" table:style-name="ce1">
            <text:p>78110457</text:p>
          </table:table-cell>
          <table:table-cell office:value-type="float" office:value="8983198" table:style-name="ce1">
            <text:p>8983198</text:p>
          </table:table-cell>
          <table:table-cell office:value-type="float" office:value="8817107" table:style-name="ce1">
            <text:p>8817107</text:p>
          </table:table-cell>
          <table:table-cell office:value-type="float" office:value="197955037" table:style-name="ce1">
            <text:p>197955037</text:p>
          </table:table-cell>
          <table:table-cell office:value-type="float" office:value="22014142" table:style-name="ce1">
            <text:p>22014142</text:p>
          </table:table-cell>
          <table:table-cell office:value-type="float" office:value="26423574" table:style-name="ce1">
            <text:p>26423574</text:p>
          </table:table-cell>
          <table:table-cell office:value-type="float" office:value="101528793" table:style-name="ce1">
            <text:p>101528793</text:p>
          </table:table-cell>
          <table:table-cell office:value-type="float" office:value="13368471" table:style-name="ce1">
            <text:p>13368471</text:p>
          </table:table-cell>
          <table:table-cell office:value-type="float" office:value="12441623" table:style-name="ce1">
            <text:p>12441623</text:p>
          </table:table-cell>
          <table:table-cell office:value-type="float" office:value="123112690" table:style-name="ce1">
            <text:p>123112690</text:p>
          </table:table-cell>
          <table:table-cell office:value-type="float" office:value="15545934" table:style-name="ce1">
            <text:p>15545934</text:p>
          </table:table-cell>
          <table:table-cell office:value-type="float" office:value="15398507" table:style-name="ce1">
            <text:p>1539850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h</text:p>
          </table:table-cell>
          <table:table-cell office:value-type="float" office:value="16598725" table:style-name="ce1">
            <text:p>16598725</text:p>
          </table:table-cell>
          <table:table-cell office:value-type="float" office:value="2304453" table:style-name="ce1">
            <text:p>2304453</text:p>
          </table:table-cell>
          <table:table-cell office:value-type="float" office:value="2593902" table:style-name="ce1">
            <text:p>2593902</text:p>
          </table:table-cell>
          <table:table-cell office:value-type="float" office:value="44668840" table:style-name="ce1">
            <text:p>44668840</text:p>
          </table:table-cell>
          <table:table-cell office:value-type="float" office:value="5566385" table:style-name="ce1">
            <text:p>5566385</text:p>
          </table:table-cell>
          <table:table-cell office:value-type="float" office:value="5006180" table:style-name="ce1">
            <text:p>5006180</text:p>
          </table:table-cell>
          <table:table-cell office:value-type="float" office:value="20999677" table:style-name="ce1">
            <text:p>20999677</text:p>
          </table:table-cell>
          <table:table-cell office:value-type="float" office:value="2753672" table:style-name="ce1">
            <text:p>2753672</text:p>
          </table:table-cell>
          <table:table-cell office:value-type="float" office:value="2592366" table:style-name="ce1">
            <text:p>2592366</text:p>
          </table:table-cell>
          <table:table-cell office:value-type="float" office:value="25228121" table:style-name="ce1">
            <text:p>25228121</text:p>
          </table:table-cell>
          <table:table-cell office:value-type="float" office:value="3057689" table:style-name="ce1">
            <text:p>3057689</text:p>
          </table:table-cell>
          <table:table-cell office:value-type="float" office:value="3339026" table:style-name="ce1">
            <text:p>333902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l</text:p>
          </table:table-cell>
          <table:table-cell office:value-type="float" office:value="21083479" table:style-name="ce1">
            <text:p>21083479</text:p>
          </table:table-cell>
          <table:table-cell office:value-type="float" office:value="3113248" table:style-name="ce1">
            <text:p>3113248</text:p>
          </table:table-cell>
          <table:table-cell office:value-type="float" office:value="2795067" table:style-name="ce1">
            <text:p>2795067</text:p>
          </table:table-cell>
          <table:table-cell office:value-type="float" office:value="58603942" table:style-name="ce1">
            <text:p>58603942</text:p>
          </table:table-cell>
          <table:table-cell office:value-type="float" office:value="8135584" table:style-name="ce1">
            <text:p>8135584</text:p>
          </table:table-cell>
          <table:table-cell office:value-type="float" office:value="5044596" table:style-name="ce1">
            <text:p>5044596</text:p>
          </table:table-cell>
          <table:table-cell office:value-type="float" office:value="26223147" table:style-name="ce1">
            <text:p>26223147</text:p>
          </table:table-cell>
          <table:table-cell office:value-type="float" office:value="3288155" table:style-name="ce1">
            <text:p>3288155</text:p>
          </table:table-cell>
          <table:table-cell office:value-type="float" office:value="3700086" table:style-name="ce1">
            <text:p>3700086</text:p>
          </table:table-cell>
          <table:table-cell office:value-type="float" office:value="32456661" table:style-name="ce1">
            <text:p>32456661</text:p>
          </table:table-cell>
          <table:table-cell office:value-type="float" office:value="4071078" table:style-name="ce1">
            <text:p>4071078</text:p>
          </table:table-cell>
          <table:table-cell office:value-type="float" office:value="3963777" table:style-name="ce1">
            <text:p>396377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mdd</text:p>
          </table:table-cell>
          <table:table-cell office:value-type="float" office:value="16076200" table:style-name="ce1">
            <text:p>16076200</text:p>
          </table:table-cell>
          <table:table-cell office:value-type="float" office:value="2630118" table:style-name="ce1">
            <text:p>2630118</text:p>
          </table:table-cell>
          <table:table-cell office:value-type="float" office:value="1584596" table:style-name="ce1">
            <text:p>1584596</text:p>
          </table:table-cell>
          <table:table-cell office:value-type="float" office:value="39604013" table:style-name="ce1">
            <text:p>39604013</text:p>
          </table:table-cell>
          <table:table-cell office:value-type="float" office:value="6344149" table:style-name="ce1">
            <text:p>6344149</text:p>
          </table:table-cell>
          <table:table-cell office:value-type="float" office:value="4620136" table:style-name="ce1">
            <text:p>4620136</text:p>
          </table:table-cell>
          <table:table-cell office:value-type="float" office:value="19165647" table:style-name="ce1">
            <text:p>19165647</text:p>
          </table:table-cell>
          <table:table-cell office:value-type="float" office:value="2478724" table:style-name="ce1">
            <text:p>2478724</text:p>
          </table:table-cell>
          <table:table-cell office:value-type="float" office:value="2587626" table:style-name="ce1">
            <text:p>2587626</text:p>
          </table:table-cell>
          <table:table-cell office:value-type="float" office:value="23994448" table:style-name="ce1">
            <text:p>23994448</text:p>
          </table:table-cell>
          <table:table-cell office:value-type="float" office:value="2809680" table:style-name="ce1">
            <text:p>2809680</text:p>
          </table:table-cell>
          <table:table-cell office:value-type="float" office:value="2719851" table:style-name="ce1">
            <text:p>2719851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ad</text:p>
          </table:table-cell>
          <table:table-cell office:value-type="float" office:value="12226341" table:style-name="ce1">
            <text:p>12226341</text:p>
          </table:table-cell>
          <table:table-cell office:value-type="float" office:value="1754671" table:style-name="ce1">
            <text:p>1754671</text:p>
          </table:table-cell>
          <table:table-cell office:value-type="float" office:value="1401908" table:style-name="ce1">
            <text:p>1401908</text:p>
          </table:table-cell>
          <table:table-cell office:value-type="float" office:value="32684287" table:style-name="ce1">
            <text:p>32684287</text:p>
          </table:table-cell>
          <table:table-cell office:value-type="float" office:value="4229823" table:style-name="ce1">
            <text:p>4229823</text:p>
          </table:table-cell>
          <table:table-cell office:value-type="float" office:value="3473204" table:style-name="ce1">
            <text:p>3473204</text:p>
          </table:table-cell>
          <table:table-cell office:value-type="float" office:value="13623007" table:style-name="ce1">
            <text:p>13623007</text:p>
          </table:table-cell>
          <table:table-cell office:value-type="float" office:value="1508200" table:style-name="ce1">
            <text:p>1508200</text:p>
          </table:table-cell>
          <table:table-cell office:value-type="float" office:value="1840134" table:style-name="ce1">
            <text:p>1840134</text:p>
          </table:table-cell>
          <table:table-cell office:value-type="float" office:value="16950043" table:style-name="ce1">
            <text:p>16950043</text:p>
          </table:table-cell>
          <table:table-cell office:value-type="float" office:value="2122485" table:style-name="ce1">
            <text:p>2122485</text:p>
          </table:table-cell>
          <table:table-cell office:value-type="float" office:value="1991507" table:style-name="ce1">
            <text:p>199150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wat</text:p>
          </table:table-cell>
          <table:table-cell office:value-type="float" office:value="4063936" table:style-name="ce1">
            <text:p>4063936</text:p>
          </table:table-cell>
          <table:table-cell office:value-type="float" office:value="588112" table:style-name="ce1">
            <text:p>588112</text:p>
          </table:table-cell>
          <table:table-cell office:value-type="float" office:value="250348" table:style-name="ce1">
            <text:p>250348</text:p>
          </table:table-cell>
          <table:table-cell office:value-type="float" office:value="9965903" table:style-name="ce1">
            <text:p>9965903</text:p>
          </table:table-cell>
          <table:table-cell office:value-type="float" office:value="1393867" table:style-name="ce1">
            <text:p>1393867</text:p>
          </table:table-cell>
          <table:table-cell office:value-type="float" office:value="830830" table:style-name="ce1">
            <text:p>830830</text:p>
          </table:table-cell>
          <table:table-cell office:value-type="float" office:value="5542740" table:style-name="ce1">
            <text:p>5542740</text:p>
          </table:table-cell>
          <table:table-cell office:value-type="float" office:value="947311" table:style-name="ce1">
            <text:p>947311</text:p>
          </table:table-cell>
          <table:table-cell office:value-type="float" office:value="758934" table:style-name="ce1">
            <text:p>758934</text:p>
          </table:table-cell>
          <table:table-cell office:value-type="float" office:value="6806205" table:style-name="ce1">
            <text:p>6806205</text:p>
          </table:table-cell>
          <table:table-cell office:value-type="float" office:value="1036374" table:style-name="ce1">
            <text:p>1036374</text:p>
          </table:table-cell>
          <table:table-cell office:value-type="float" office:value="900503" table:style-name="ce1">
            <text:p>9005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a</text:p>
          </table:table-cell>
          <table:table-cell office:value-type="float" office:value="6147991" table:style-name="ce1">
            <text:p>6147991</text:p>
          </table:table-cell>
          <table:table-cell office:value-type="float" office:value="550509" table:style-name="ce1">
            <text:p>550509</text:p>
          </table:table-cell>
          <table:table-cell office:value-type="float" office:value="679758" table:style-name="ce1">
            <text:p>679758</text:p>
          </table:table-cell>
          <table:table-cell office:value-type="float" office:value="14867579" table:style-name="ce1">
            <text:p>14867579</text:p>
          </table:table-cell>
          <table:table-cell office:value-type="float" office:value="995573" table:style-name="ce1">
            <text:p>995573</text:p>
          </table:table-cell>
          <table:table-cell office:value-type="float" office:value="2510906" table:style-name="ce1">
            <text:p>2510906</text:p>
          </table:table-cell>
          <table:table-cell office:value-type="float" office:value="5042943" table:style-name="ce1">
            <text:p>5042943</text:p>
          </table:table-cell>
          <table:table-cell office:value-type="float" office:value="645903" table:style-name="ce1">
            <text:p>645903</text:p>
          </table:table-cell>
          <table:table-cell office:value-type="float" office:value="456579" table:style-name="ce1">
            <text:p>456579</text:p>
          </table:table-cell>
          <table:table-cell office:value-type="float" office:value="6646445" table:style-name="ce1">
            <text:p>6646445</text:p>
          </table:table-cell>
          <table:table-cell office:value-type="float" office:value="889787" table:style-name="ce1">
            <text:p>889787</text:p>
          </table:table-cell>
          <table:table-cell office:value-type="float" office:value="726150" table:style-name="ce1">
            <text:p>72615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no</text:p>
          </table:table-cell>
          <table:table-cell office:value-type="float" office:value="5003702" table:style-name="ce1">
            <text:p>5003702</text:p>
          </table:table-cell>
          <table:table-cell office:value-type="float" office:value="411392" table:style-name="ce1">
            <text:p>411392</text:p>
          </table:table-cell>
          <table:table-cell office:value-type="float" office:value="699700" table:style-name="ce1">
            <text:p>699700</text:p>
          </table:table-cell>
          <table:table-cell office:value-type="float" office:value="13896554" table:style-name="ce1">
            <text:p>13896554</text:p>
          </table:table-cell>
          <table:table-cell office:value-type="float" office:value="1767557" table:style-name="ce1">
            <text:p>1767557</text:p>
          </table:table-cell>
          <table:table-cell office:value-type="float" office:value="1791414" table:style-name="ce1">
            <text:p>1791414</text:p>
          </table:table-cell>
          <table:table-cell office:value-type="float" office:value="4975581" table:style-name="ce1">
            <text:p>4975581</text:p>
          </table:table-cell>
          <table:table-cell office:value-type="float" office:value="661141" table:style-name="ce1">
            <text:p>661141</text:p>
          </table:table-cell>
          <table:table-cell office:value-type="float" office:value="631313" table:style-name="ce1">
            <text:p>631313</text:p>
          </table:table-cell>
          <table:table-cell office:value-type="float" office:value="6418261" table:style-name="ce1">
            <text:p>6418261</text:p>
          </table:table-cell>
          <table:table-cell office:value-type="float" office:value="802794" table:style-name="ce1">
            <text:p>802794</text:p>
          </table:table-cell>
          <table:table-cell office:value-type="float" office:value="792812" table:style-name="ce1">
            <text:p>7928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'---NON---'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office:value-type="string" table:style-name="ce1">
            <text:p>---NON---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n</text:p>
          </table:table-cell>
          <table:table-cell office:value-type="float" office:value="27749248" table:style-name="ce1">
            <text:p>27749248</text:p>
          </table:table-cell>
          <table:table-cell office:value-type="float" office:value="2915697" table:style-name="ce1">
            <text:p>2915697</text:p>
          </table:table-cell>
          <table:table-cell office:value-type="float" office:value="3759251" table:style-name="ce1">
            <text:p>3759251</text:p>
          </table:table-cell>
          <table:table-cell office:value-type="float" office:value="65069564" table:style-name="ce1">
            <text:p>65069564</text:p>
          </table:table-cell>
          <table:table-cell office:value-type="float" office:value="9153404" table:style-name="ce1">
            <text:p>9153404</text:p>
          </table:table-cell>
          <table:table-cell office:value-type="float" office:value="8815847" table:style-name="ce1">
            <text:p>8815847</text:p>
          </table:table-cell>
          <table:table-cell office:value-type="float" office:value="21842013" table:style-name="ce1">
            <text:p>21842013</text:p>
          </table:table-cell>
          <table:table-cell office:value-type="float" office:value="2967018" table:style-name="ce1">
            <text:p>2967018</text:p>
          </table:table-cell>
          <table:table-cell office:value-type="float" office:value="2637734" table:style-name="ce1">
            <text:p>2637734</text:p>
          </table:table-cell>
          <table:table-cell office:value-type="float" office:value="29774192" table:style-name="ce1">
            <text:p>29774192</text:p>
          </table:table-cell>
          <table:table-cell office:value-type="float" office:value="3678581" table:style-name="ce1">
            <text:p>3678581</text:p>
          </table:table-cell>
          <table:table-cell office:value-type="float" office:value="4120885" table:style-name="ce1">
            <text:p>412088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mdn</text:p>
          </table:table-cell>
          <table:table-cell office:value-type="float" office:value="3907536" table:style-name="ce1">
            <text:p>3907536</text:p>
          </table:table-cell>
          <table:table-cell office:value-type="float" office:value="778284" table:style-name="ce1">
            <text:p>778284</text:p>
          </table:table-cell>
          <table:table-cell office:value-type="float" office:value="884980" table:style-name="ce1">
            <text:p>884980</text:p>
          </table:table-cell>
          <table:table-cell office:value-type="float" office:value="10883498" table:style-name="ce1">
            <text:p>10883498</text:p>
          </table:table-cell>
          <table:table-cell office:value-type="float" office:value="1620356" table:style-name="ce1">
            <text:p>1620356</text:p>
          </table:table-cell>
          <table:table-cell office:value-type="float" office:value="1296282" table:style-name="ce1">
            <text:p>1296282</text:p>
          </table:table-cell>
          <table:table-cell office:value-type="float" office:value="3723021" table:style-name="ce1">
            <text:p>3723021</text:p>
          </table:table-cell>
          <table:table-cell office:value-type="float" office:value="360834" table:style-name="ce1">
            <text:p>360834</text:p>
          </table:table-cell>
          <table:table-cell office:value-type="float" office:value="503482" table:style-name="ce1">
            <text:p>503482</text:p>
          </table:table-cell>
          <table:table-cell office:value-type="float" office:value="4941878" table:style-name="ce1">
            <text:p>4941878</text:p>
          </table:table-cell>
          <table:table-cell office:value-type="float" office:value="768284" table:style-name="ce1">
            <text:p>768284</text:p>
          </table:table-cell>
          <table:table-cell office:value-type="float" office:value="435238" table:style-name="ce1">
            <text:p>43523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an</text:p>
          </table:table-cell>
          <table:table-cell office:value-type="float" office:value="2122185" table:style-name="ce1">
            <text:p>2122185</text:p>
          </table:table-cell>
          <table:table-cell office:value-type="float" office:value="335084" table:style-name="ce1">
            <text:p>335084</text:p>
          </table:table-cell>
          <table:table-cell office:value-type="float" office:value="350055" table:style-name="ce1">
            <text:p>350055</text:p>
          </table:table-cell>
          <table:table-cell office:value-type="float" office:value="4600486" table:style-name="ce1">
            <text:p>4600486</text:p>
          </table:table-cell>
          <table:table-cell office:value-type="float" office:value="673318" table:style-name="ce1">
            <text:p>673318</text:p>
          </table:table-cell>
          <table:table-cell office:value-type="float" office:value="566682" table:style-name="ce1">
            <text:p>566682</text:p>
          </table:table-cell>
          <table:table-cell office:value-type="float" office:value="1117580" table:style-name="ce1">
            <text:p>1117580</text:p>
          </table:table-cell>
          <table:table-cell office:value-type="float" office:value="191744" table:style-name="ce1">
            <text:p>191744</text:p>
          </table:table-cell>
          <table:table-cell office:value-type="float" office:value="102422" table:style-name="ce1">
            <text:p>102422</text:p>
          </table:table-cell>
          <table:table-cell office:value-type="float" office:value="1791467" table:style-name="ce1">
            <text:p>1791467</text:p>
          </table:table-cell>
          <table:table-cell office:value-type="float" office:value="284141" table:style-name="ce1">
            <text:p>284141</text:p>
          </table:table-cell>
          <table:table-cell office:value-type="float" office:value="160763" table:style-name="ce1">
            <text:p>16076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kk</text:p>
          </table:table-cell>
          <table:table-cell office:value-type="float" office:value="102834997" table:style-name="ce1">
            <text:p>102834997</text:p>
          </table:table-cell>
          <table:table-cell office:value-type="float" office:value="12399556" table:style-name="ce1">
            <text:p>12399556</text:p>
          </table:table-cell>
          <table:table-cell office:value-type="float" office:value="12412791" table:style-name="ce1">
            <text:p>12412791</text:p>
          </table:table-cell>
          <table:table-cell office:value-type="float" office:value="254792098" table:style-name="ce1">
            <text:p>254792098</text:p>
          </table:table-cell>
          <table:table-cell office:value-type="float" office:value="32359832" table:style-name="ce1">
            <text:p>32359832</text:p>
          </table:table-cell>
          <table:table-cell office:value-type="float" office:value="30795914" table:style-name="ce1">
            <text:p>30795914</text:p>
          </table:table-cell>
          <table:table-cell office:value-type="float" office:value="30234872" table:style-name="ce1">
            <text:p>30234872</text:p>
          </table:table-cell>
          <table:table-cell office:value-type="float" office:value="3539600" table:style-name="ce1">
            <text:p>3539600</text:p>
          </table:table-cell>
          <table:table-cell office:value-type="float" office:value="3363171" table:style-name="ce1">
            <text:p>3363171</text:p>
          </table:table-cell>
          <table:table-cell office:value-type="float" office:value="63013886" table:style-name="ce1">
            <text:p>63013886</text:p>
          </table:table-cell>
          <table:table-cell office:value-type="float" office:value="8006209" table:style-name="ce1">
            <text:p>8006209</text:p>
          </table:table-cell>
          <table:table-cell office:value-type="float" office:value="8146568" table:style-name="ce1">
            <text:p>814656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veg</text:p>
          </table:table-cell>
          <table:table-cell office:value-type="float" office:value="52673521" table:style-name="ce1">
            <text:p>52673521</text:p>
          </table:table-cell>
          <table:table-cell office:value-type="float" office:value="6165249" table:style-name="ce1">
            <text:p>6165249</text:p>
          </table:table-cell>
          <table:table-cell office:value-type="float" office:value="6468740" table:style-name="ce1">
            <text:p>6468740</text:p>
          </table:table-cell>
          <table:table-cell office:value-type="float" office:value="110468335" table:style-name="ce1">
            <text:p>110468335</text:p>
          </table:table-cell>
          <table:table-cell office:value-type="float" office:value="13636037" table:style-name="ce1">
            <text:p>13636037</text:p>
          </table:table-cell>
          <table:table-cell office:value-type="float" office:value="15028438" table:style-name="ce1">
            <text:p>15028438</text:p>
          </table:table-cell>
          <table:table-cell office:value-type="float" office:value="18413759" table:style-name="ce1">
            <text:p>18413759</text:p>
          </table:table-cell>
          <table:table-cell office:value-type="float" office:value="2119210" table:style-name="ce1">
            <text:p>2119210</text:p>
          </table:table-cell>
          <table:table-cell office:value-type="float" office:value="2353638" table:style-name="ce1">
            <text:p>2353638</text:p>
          </table:table-cell>
          <table:table-cell office:value-type="float" office:value="33410268" table:style-name="ce1">
            <text:p>33410268</text:p>
          </table:table-cell>
          <table:table-cell office:value-type="float" office:value="3779510" table:style-name="ce1">
            <text:p>3779510</text:p>
          </table:table-cell>
          <table:table-cell office:value-type="float" office:value="4353493" table:style-name="ce1">
            <text:p>435349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grn</text:p>
          </table:table-cell>
          <table:table-cell office:value-type="float" office:value="27749248" table:style-name="ce1">
            <text:p>27749248</text:p>
          </table:table-cell>
          <table:table-cell office:value-type="float" office:value="2915697" table:style-name="ce1">
            <text:p>2915697</text:p>
          </table:table-cell>
          <table:table-cell office:value-type="float" office:value="3759251" table:style-name="ce1">
            <text:p>3759251</text:p>
          </table:table-cell>
          <table:table-cell office:value-type="float" office:value="65069564" table:style-name="ce1">
            <text:p>65069564</text:p>
          </table:table-cell>
          <table:table-cell office:value-type="float" office:value="9153404" table:style-name="ce1">
            <text:p>9153404</text:p>
          </table:table-cell>
          <table:table-cell office:value-type="float" office:value="8815847" table:style-name="ce1">
            <text:p>8815847</text:p>
          </table:table-cell>
          <table:table-cell office:value-type="float" office:value="21842013" table:style-name="ce1">
            <text:p>21842013</text:p>
          </table:table-cell>
          <table:table-cell office:value-type="float" office:value="2967018" table:style-name="ce1">
            <text:p>2967018</text:p>
          </table:table-cell>
          <table:table-cell office:value-type="float" office:value="2637734" table:style-name="ce1">
            <text:p>2637734</text:p>
          </table:table-cell>
          <table:table-cell office:value-type="float" office:value="29774192" table:style-name="ce1">
            <text:p>29774192</text:p>
          </table:table-cell>
          <table:table-cell office:value-type="float" office:value="3678581" table:style-name="ce1">
            <text:p>3678581</text:p>
          </table:table-cell>
          <table:table-cell office:value-type="float" office:value="4120885" table:style-name="ce1">
            <text:p>412088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nn</text:p>
          </table:table-cell>
          <table:table-cell office:value-type="float" office:value="5175710" table:style-name="ce1">
            <text:p>5175710</text:p>
          </table:table-cell>
          <table:table-cell office:value-type="float" office:value="411288" table:style-name="ce1">
            <text:p>411288</text:p>
          </table:table-cell>
          <table:table-cell office:value-type="float" office:value="605370" table:style-name="ce1">
            <text:p>605370</text:p>
          </table:table-cell>
          <table:table-cell office:value-type="float" office:value="12417482" table:style-name="ce1">
            <text:p>12417482</text:p>
          </table:table-cell>
          <table:table-cell office:value-type="float" office:value="1504508" table:style-name="ce1">
            <text:p>1504508</text:p>
          </table:table-cell>
          <table:table-cell office:value-type="float" office:value="1581841" table:style-name="ce1">
            <text:p>1581841</text:p>
          </table:table-cell>
          <table:table-cell office:value-type="float" office:value="4629126" table:style-name="ce1">
            <text:p>4629126</text:p>
          </table:table-cell>
          <table:table-cell office:value-type="float" office:value="449214" table:style-name="ce1">
            <text:p>449214</text:p>
          </table:table-cell>
          <table:table-cell office:value-type="float" office:value="647710" table:style-name="ce1">
            <text:p>647710</text:p>
          </table:table-cell>
          <table:table-cell office:value-type="float" office:value="6009399" table:style-name="ce1">
            <text:p>6009399</text:p>
          </table:table-cell>
          <table:table-cell office:value-type="float" office:value="772383" table:style-name="ce1">
            <text:p>772383</text:p>
          </table:table-cell>
          <table:table-cell office:value-type="float" office:value="616136" table:style-name="ce1">
            <text:p>61613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'---BKK---'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office:value-type="string" table:style-name="ce1">
            <text:p>---BKK---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bkk</text:p>
          </table:table-cell>
          <table:table-cell office:value-type="float" office:value="401016372" table:style-name="ce1">
            <text:p>401016372</text:p>
          </table:table-cell>
          <table:table-cell office:value-type="float" office:value="50662341" table:style-name="ce1">
            <text:p>50662341</text:p>
          </table:table-cell>
          <table:table-cell office:value-type="float" office:value="50699627" table:style-name="ce1">
            <text:p>50699627</text:p>
          </table:table-cell>
          <table:table-cell office:value-type="float" office:value="639103182" table:formula="of:=[.F22]+[.F23]" table:style-name="ce1">
            <text:p>639103182</text:p>
          </table:table-cell>
          <table:table-cell office:value-type="float" office:value="78611865" table:formula="of:=[.G22]+[.G23]" table:style-name="ce1">
            <text:p>78611865</text:p>
          </table:table-cell>
          <table:table-cell office:value-type="float" office:value="80220556" table:formula="of:=[.H22]+[.H23]" table:style-name="ce1">
            <text:p>80220556</text:p>
          </table:table-cell>
          <table:table-cell office:value-type="float" office:value="80502510" table:formula="of:=[.I22]+[.I23]" table:style-name="ce1">
            <text:p>80502510</text:p>
          </table:table-cell>
          <table:table-cell office:value-type="float" office:value="9416355" table:formula="of:=[.J22]+[.J23]" table:style-name="ce1">
            <text:p>9416355</text:p>
          </table:table-cell>
          <table:table-cell office:value-type="float" office:value="10078734" table:formula="of:=[.K22]+[.K23]" table:style-name="ce1">
            <text:p>10078734</text:p>
          </table:table-cell>
          <table:table-cell office:value-type="float" office:value="120010004" table:formula="of:=[.L22]+[.L23]" table:style-name="ce1">
            <text:p>120010004</text:p>
          </table:table-cell>
          <table:table-cell office:value-type="float" office:value="14961951" table:formula="of:=[.M22]+[.M23]" table:style-name="ce1">
            <text:p>14961951</text:p>
          </table:table-cell>
          <table:table-cell office:value-type="float" office:value="14921664" table:formula="of:=[.N22]+[.N23]" table:style-name="ce1">
            <text:p>1492166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b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'---'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782539648" table:formula="of:=SUM([.C35:.C53])" table:style-name="ce1">
            <text:p>782539648</text:p>
          </table:table-cell>
          <table:table-cell office:value-type="float" office:value="96918897" table:formula="of:=SUM([.D35:.D53])" table:style-name="ce1">
            <text:p>96918897</text:p>
          </table:table-cell>
          <table:table-cell office:value-type="float" office:value="97762451" table:formula="of:=SUM([.E35:.E53])" table:style-name="ce1">
            <text:p>97762451</text:p>
          </table:table-cell>
          <table:table-cell office:value-type="float" office:value="1574650364" table:formula="of:=SUM([.F35:.F53])" table:style-name="ce1">
            <text:p>1574650364</text:p>
          </table:table-cell>
          <table:table-cell office:value-type="float" office:value="197159804" table:formula="of:=SUM([.G35:.G53])" table:style-name="ce1">
            <text:p>197159804</text:p>
          </table:table-cell>
          <table:table-cell office:value-type="float" office:value="196822247" table:formula="of:=SUM([.H35:.H53])" table:style-name="ce1">
            <text:p>196822247</text:p>
          </table:table-cell>
          <table:table-cell office:value-type="float" office:value="379406429" table:formula="of:=SUM([.I35:.I53])" table:style-name="ce1">
            <text:p>379406429</text:p>
          </table:table-cell>
          <table:table-cell office:value-type="float" office:value="47662570" table:formula="of:=SUM([.J35:.J53])" table:style-name="ce1">
            <text:p>47662570</text:p>
          </table:table-cell>
          <table:table-cell office:value-type="float" office:value="47333286" table:formula="of:=SUM([.K35:.K53])" table:style-name="ce1">
            <text:p>47333286</text:p>
          </table:table-cell>
          <table:table-cell office:value-type="float" office:value="530338160" table:formula="of:=SUM([.L35:.L53])" table:style-name="ce1">
            <text:p>530338160</text:p>
          </table:table-cell>
          <table:table-cell office:value-type="float" office:value="66265461" table:formula="of:=SUM([.M35:.M53])" table:style-name="ce1">
            <text:p>66265461</text:p>
          </table:table-cell>
          <table:table-cell office:value-type="float" office:value="66707765" table:formula="of:=SUM([.N35:.N53])" table:style-name="ce1">
            <text:p>66707765</text:p>
          </table:table-cell>
          <table:table-cell table:number-columns-repeated="1637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uin Agneev</dc:creator>
    <meta:creation-date>2017-06-21T10:06:23Z</meta:creation-date>
    <dc:date>2017-07-10T10:34:55Z</dc:date>
    <meta:editing-cycles>4</meta:editing-cycles>
    <meta:editing-duration>PT0S</meta:editing-duration>
  </office:meta>
</office:document-meta>
</file>